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URW Bookman" svg:font-family="'URW Book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2.8409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3.4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RW Book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Mono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DevNoMade</text:p>
          </table:table-cell>
          <table:table-cell table:style-name="ce1" office:value-type="string" calcext:value-type="string">
            <text:p>CardNoALSA</text:p>
          </table:table-cell>
          <table:table-cell table:style-name="ce1" office:value-type="string" calcext:value-type="string">
            <text:p>CardNmSh</text:p>
          </table:table-cell>
          <table:table-cell table:style-name="ce1" office:value-type="string" calcext:value-type="string">
            <text:p>IfNoAlsaEnum</text:p>
          </table:table-cell>
          <table:table-cell table:style-name="ce1" office:value-type="string" calcext:value-type="string">
            <text:p>IfNmAlsa</text:p>
          </table:table-cell>
          <table:table-cell table:style-name="ce1" office:value-type="string" calcext:value-type="string">
            <text:p>DevNmHint</text:p>
          </table:table-cell>
          <table:table-cell table:style-name="ce1" office:value-type="string" calcext:value-type="string">
            <text:p>DevNoALSA</text:p>
          </table:table-cell>
          <table:table-cell table:style-name="ce1" office:value-type="string" calcext:value-type="string">
            <text:p>BigDesc</text:p>
          </table:table-cell>
          <table:table-cell table:style-name="ce1" office:value-type="string" calcext:value-type="string">
            <text:p>Desc1</text:p>
          </table:table-cell>
          <table:table-cell table:style-name="ce1" office:value-type="string" calcext:value-type="string">
            <text:p>Desc2</text:p>
          </table:table-cell>
          <table:table-cell table:style-name="ce1" office:value-type="string" calcext:value-type="string">
            <text:p>IO ID</text:p>
          </table:table-cell>
          <table:table-cell table:style-name="ce1"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dep</text:p>
          </table:table-cell>
          <table:table-cell office:value-type="string" calcext:value-type="string">
            <text:p>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DA NVidia, HDA Codec 0&amp;Direct hardware dependent device</text:p>
          </table:table-cell>
          <table:table-cell office:value-type="string" calcext:value-type="string">
            <text:p>HDA NVidia, HDA Codec 0</text:p>
          </table:table-cell>
          <table:table-cell office:value-type="string" calcext:value-type="string">
            <text:p>Direct hardware dependent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h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A NVidia&amp;Direct control device</text:p>
          </table:table-cell>
          <table:table-cell office:value-type="string" calcext:value-type="string">
            <text:p>HDA NVidia</text:p>
          </table:table-cell>
          <table:table-cell office:value-type="string" calcext:value-type="string">
            <text:p>Direct control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d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DA NVidia, HDMI 0&amp;HDMI Audio Output</text:p>
          </table:table-cell>
          <table:table-cell office:value-type="string" calcext:value-type="string">
            <text:p>HDA NVidia, HDMI 0</text:p>
          </table:table-cell>
          <table:table-cell office:value-type="string" calcext:value-type="string">
            <text:p>HDMI Audio Output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A NVidia, HDMI 1&amp;HDMI Audio Output</text:p>
          </table:table-cell>
          <table:table-cell office:value-type="string" calcext:value-type="string">
            <text:p>HDA NVidia, HDMI 1</text:p>
          </table:table-cell>
          <table:table-cell office:value-type="string" calcext:value-type="string">
            <text:p>HDMI Audio Output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d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A NVidia, HDMI 2&amp;HDMI Audio Output</text:p>
          </table:table-cell>
          <table:table-cell office:value-type="string" calcext:value-type="string">
            <text:p>HDA NVidia, HDMI 2</text:p>
          </table:table-cell>
          <table:table-cell office:value-type="string" calcext:value-type="string">
            <text:p>HDMI Audio Output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A NVidia, HDMI 0&amp;Direct sample mixing device</text:p>
          </table:table-cell>
          <table:table-cell office:value-type="string" calcext:value-type="string">
            <text:p>HDA NVidia, HDMI 0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DA NVidia, HDMI 1&amp;Direct sample mixing device</text:p>
          </table:table-cell>
          <table:table-cell office:value-type="string" calcext:value-type="string">
            <text:p>HDA NVidia, HDMI 1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DA NVidia, HDMI 2&amp;Direct sample mixing device</text:p>
          </table:table-cell>
          <table:table-cell office:value-type="string" calcext:value-type="string">
            <text:p>HDA NVidia, HDMI 2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A NVidia, HDMI 0&amp;Direct sample snooping device</text:p>
          </table:table-cell>
          <table:table-cell office:value-type="string" calcext:value-type="string">
            <text:p>HDA NVidia, HDMI 0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DA NVidia, HDMI 1&amp;Direct sample snooping device</text:p>
          </table:table-cell>
          <table:table-cell office:value-type="string" calcext:value-type="string">
            <text:p>HDA NVidia, HDMI 1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DA NVidia, HDMI 2&amp;Direct sample snooping device</text:p>
          </table:table-cell>
          <table:table-cell office:value-type="string" calcext:value-type="string">
            <text:p>HDA NVidia, HDMI 2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A NVidia, HDMI 0&amp;Direct hardware device without any conversions</text:p>
          </table:table-cell>
          <table:table-cell office:value-type="string" calcext:value-type="string">
            <text:p>HDA NVidia, HDMI 0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DA NVidia, HDMI 1&amp;Direct hardware device without any conversions</text:p>
          </table:table-cell>
          <table:table-cell office:value-type="string" calcext:value-type="string">
            <text:p>HDA NVidia, HDMI 1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DA NVidia, HDMI 2&amp;Direct hardware device without any conversions</text:p>
          </table:table-cell>
          <table:table-cell office:value-type="string" calcext:value-type="string">
            <text:p>HDA NVidia, HDMI 2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A NVidia, HDMI 0&amp;Hardware device with all software conversions</text:p>
          </table:table-cell>
          <table:table-cell office:value-type="string" calcext:value-type="string">
            <text:p>HDA NVidia, HDMI 0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DA NVidia, HDMI 1&amp;Hardware device with all software conversions</text:p>
          </table:table-cell>
          <table:table-cell office:value-type="string" calcext:value-type="string">
            <text:p>HDA NVidia, HDMI 1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DA NVidia, HDMI 2&amp;Hardware device with all software conversions</text:p>
          </table:table-cell>
          <table:table-cell office:value-type="string" calcext:value-type="string">
            <text:p>HDA NVidia, HDMI 2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usbst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A NVidia&amp;USB Stream Output</text:p>
          </table:table-cell>
          <table:table-cell office:value-type="string" calcext:value-type="string">
            <text:p>HDA NVidia</text:p>
          </table:table-cell>
          <table:table-cell office:value-type="string" calcext:value-type="string">
            <text:p>USB Stream Output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h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VO4&amp;Direct control device</text:p>
          </table:table-cell>
          <table:table-cell office:value-type="string" calcext:value-type="string">
            <text:p>EVO4</text:p>
          </table:table-cell>
          <table:table-cell office:value-type="string" calcext:value-type="string">
            <text:p>Direct control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ysdefaul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VO4, USB Audio&amp;Default Audio Device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Default Audio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Front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Front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21 Surround output to Front and Subwoofer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21 Surround output to Front and Subwoofer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40 Surround output to Front and Rear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40 Surround output to Front and Rear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41 Surround output to Front, Rear and Subwoofer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41 Surround output to Front, Rear and Subwoofer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50 Surround output to Front, Center and Rear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50 Surround output to Front, Center and Rear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51 Surround output to Front, Center, Rear and Subwoofer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51 Surround output to Front, Center, Rear and Subwoofer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71 Surround output to Front, Center, Side, Rear and Woofer speaker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71 Surround output to Front, Center, Side, Rear and Woofer speaker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iec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IEC958 (S/PDIF) Digital Audio Output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IEC958 (S/PDIF) Digital Audio Output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Direct sample mixing device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Direct sample snooping device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Direct hardware device without any conversion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4, USB Audio&amp;Hardware device with all software conversions</text:p>
          </table:table-cell>
          <table:table-cell office:value-type="string" calcext:value-type="string">
            <text:p>EVO4, USB Audio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usbst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VO4&amp;USB Stream Output</text:p>
          </table:table-cell>
          <table:table-cell office:value-type="string" calcext:value-type="string">
            <text:p>EVO4</text:p>
          </table:table-cell>
          <table:table-cell office:value-type="string" calcext:value-type="string">
            <text:p>USB Stream Output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dep</text:p>
          </table:table-cell>
          <table:table-cell office:value-type="string" calcext:value-type="string">
            <text:p>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-hda-dsp, HDA Codec 0&amp;Direct hardware dependent device</text:p>
          </table:table-cell>
          <table:table-cell office:value-type="string" calcext:value-type="string">
            <text:p>sof-hda-dsp, HDA Codec 0</text:p>
          </table:table-cell>
          <table:table-cell office:value-type="string" calcext:value-type="string">
            <text:p>Direct hardware dependent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dep</text:p>
          </table:table-cell>
          <table:table-cell office:value-type="string" calcext:value-type="string">
            <text:p>h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-hda-dsp, HDA Codec 2&amp;Direct hardware dependent device</text:p>
          </table:table-cell>
          <table:table-cell office:value-type="string" calcext:value-type="string">
            <text:p>sof-hda-dsp, HDA Codec 2</text:p>
          </table:table-cell>
          <table:table-cell office:value-type="string" calcext:value-type="string">
            <text:p>Direct hardware dependent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h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of-hda-dsp&amp;Direct control device</text:p>
          </table:table-cell>
          <table:table-cell office:value-type="string" calcext:value-type="string">
            <text:p>sof-hda-dsp</text:p>
          </table:table-cell>
          <table:table-cell office:value-type="string" calcext:value-type="string">
            <text:p>Direct control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ysdefaul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of-hda-dsp, &amp;Default Audio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efault Audio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-hda-dsp, &amp;Direct sample mix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-hda-dsp, &amp;Direct sample snooping device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-hda-dsp, &amp;Direct hardware device without any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-hda-dsp, &amp;Hardware device with all software conversions</text:p>
          </table:table-cell>
          <table:table-cell office:value-type="string" calcext:value-type="string">
            <text:p>sof-hda-dsp, 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hdad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usbst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of-hda-dsp&amp;USB Stream Output</text:p>
          </table:table-cell>
          <table:table-cell office:value-type="string" calcext:value-type="string">
            <text:p>sof-hda-dsp</text:p>
          </table:table-cell>
          <table:table-cell office:value-type="string" calcext:value-type="string">
            <text:p>USB Stream Output</text:p>
          </table:table-cell>
          <table:table-cell office:value-type="string" calcext:value-type="string">
            <text:p>&lt;none&gt;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h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SB Sound Blaster HD&amp;Direct control device</text:p>
          </table:table-cell>
          <table:table-cell office:value-type="string" calcext:value-type="string">
            <text:p>USB Sound Blaster HD</text:p>
          </table:table-cell>
          <table:table-cell office:value-type="string" calcext:value-type="string">
            <text:p>Direct control device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ysdefaul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SB Sound Blaster HD, USB Audio&amp;Default Audio Device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Default Audio Device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Front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Front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21 Surround output to Front and Subwoofer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21 Surround output to Front and Subwoofer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40 Surround output to Front and Rear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40 Surround output to Front and Rear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41 Surround output to Front, Rear and Subwoofer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41 Surround output to Front, Rear and Subwoofer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50 Surround output to Front, Center and Rear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50 Surround output to Front, Center and Rear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51 Surround output to Front, Center, Rear and Subwoofer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51 Surround output to Front, Center, Rear and Subwoofer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surround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71 Surround output to Front, Center, Side, Rear and Woofer speaker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71 Surround output to Front, Center, Side, Rear and Woofer speaker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iec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 #1&amp;IEC958 (S/PDIF) Digital Audio Output</text:p>
          </table:table-cell>
          <table:table-cell office:value-type="string" calcext:value-type="string">
            <text:p>USB Sound Blaster HD, USB Audio #1</text:p>
          </table:table-cell>
          <table:table-cell office:value-type="string" calcext:value-type="string">
            <text:p>IEC958 (S/PDIF) Digital Audio Output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Direct sample mixing device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Sound Blaster HD, USB Audio #1&amp;Direct sample mixing device</text:p>
          </table:table-cell>
          <table:table-cell office:value-type="string" calcext:value-type="string">
            <text:p>USB Sound Blaster HD, USB Audio #1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m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 Sound Blaster HD, USB Audio #2&amp;Direct sample mixing device</text:p>
          </table:table-cell>
          <table:table-cell office:value-type="string" calcext:value-type="string">
            <text:p>USB Sound Blaster HD, USB Audio #2</text:p>
          </table:table-cell>
          <table:table-cell office:value-type="string" calcext:value-type="string">
            <text:p>Direct sample mixing device</text:p>
          </table:table-cell>
          <table:table-cell office:value-type="string" calcext:value-type="string">
            <text:p>Output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Direct sample snooping device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Sound Blaster HD, USB Audio #1&amp;Direct sample snooping device</text:p>
          </table:table-cell>
          <table:table-cell office:value-type="string" calcext:value-type="string">
            <text:p>USB Sound Blaster HD, USB Audio #1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sn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 Sound Blaster HD, USB Audio #2&amp;Direct sample snooping device</text:p>
          </table:table-cell>
          <table:table-cell office:value-type="string" calcext:value-type="string">
            <text:p>USB Sound Blaster HD, USB Audio #2</text:p>
          </table:table-cell>
          <table:table-cell office:value-type="string" calcext:value-type="string">
            <text:p>Direct sample snooping device</text:p>
          </table:table-cell>
          <table:table-cell office:value-type="string" calcext:value-type="string">
            <text:p>Output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Direct hardware device without any conversion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Sound Blaster HD, USB Audio #1&amp;Direct hardware device without any conversions</text:p>
          </table:table-cell>
          <table:table-cell office:value-type="string" calcext:value-type="string">
            <text:p>USB Sound Blaster HD, USB Audio #1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h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 Sound Blaster HD, USB Audio #2&amp;Direct hardware device without any conversions</text:p>
          </table:table-cell>
          <table:table-cell office:value-type="string" calcext:value-type="string">
            <text:p>USB Sound Blaster HD, USB Audio #2</text:p>
          </table:table-cell>
          <table:table-cell office:value-type="string" calcext:value-type="string">
            <text:p>Direct hardware device without any conversions</text:p>
          </table:table-cell>
          <table:table-cell office:value-type="string" calcext:value-type="string">
            <text:p>Output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Sound Blaster HD, USB Audio&amp;Hardware device with all software conversions</text:p>
          </table:table-cell>
          <table:table-cell office:value-type="string" calcext:value-type="string">
            <text:p>USB Sound Blaster HD, USB Audio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Sound Blaster HD, USB Audio #1&amp;Hardware device with all software conversions</text:p>
          </table:table-cell>
          <table:table-cell office:value-type="string" calcext:value-type="string">
            <text:p>USB Sound Blaster HD, USB Audio #1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lugh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 Sound Blaster HD, USB Audio #2&amp;Hardware device with all software conversions</text:p>
          </table:table-cell>
          <table:table-cell office:value-type="string" calcext:value-type="string">
            <text:p>USB Sound Blaster HD, USB Audio #2</text:p>
          </table:table-cell>
          <table:table-cell office:value-type="string" calcext:value-type="string">
            <text:p>Hardware device with all software conversions</text:p>
          </table:table-cell>
          <table:table-cell office:value-type="string" calcext:value-type="string">
            <text:p>Output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usbst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SB Sound Blaster HD&amp;USB Stream Output</text:p>
          </table:table-cell>
          <table:table-cell office:value-type="string" calcext:value-type="string">
            <text:p>USB Sound Blaster HD</text:p>
          </table:table-cell>
          <table:table-cell office:value-type="string" calcext:value-type="string">
            <text:p>USB Stream Output</text:p>
          </table:table-cell>
          <table:table-cell office:value-type="string" calcext:value-type="string">
            <text:p>&lt;none&gt;</text:p>
          </table:table-cell>
          <table:table-cell table:number-columns-repeated="1011"/>
          <table:table-cell table:style-name="Default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URW Bookman" svg:font-family="'URW Book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7:21:29.339727480</meta:creation-date>
    <dc:date>2022-11-28T18:46:57.125992125</dc:date>
    <meta:editing-duration>PT54M46S</meta:editing-duration>
    <meta:editing-cycles>2</meta:editing-cycles>
    <meta:generator>LibreOffice/6.4.7.2$Linux_X86_64 LibreOffice_project/40$Build-2</meta:generator>
    <meta:document-statistic meta:table-count="1" meta:cell-count="1080" meta:object-count="0"/>
  </office:meta>
</office:document-meta>
</file>